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1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cm" draw:marker-end-width="0cm" draw:fill="none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cm" draw:marker-end-width="0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0.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custom-shape draw:style-name="gr1" draw:text-style-name="P1" draw:layer="layout" svg:width="13.489cm" svg:height="3cm" svg:x="2.16cm" svg:y="7.0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6cm" svg:y1="8.518cm" svg:x2="2.16cm" svg:y2="8.518cm">
          <text:p/>
        </draw:line>
        <draw:line draw:style-name="gr3" draw:text-style-name="P1" draw:layer="layout" svg:x1="15.671cm" svg:y1="8.518cm" svg:x2="16.171cm" svg:y2="8.518cm">
          <text:p/>
        </draw:line>
        <draw:line draw:style-name="gr4" draw:text-style-name="P1" draw:layer="layout" svg:x1="7.16cm" svg:y1="10cm" svg:x2="7.16cm" svg:y2="10.5cm">
          <text:p/>
        </draw:line>
        <draw:line draw:style-name="gr4" draw:text-style-name="P1" draw:layer="layout" svg:x1="6.16cm" svg:y1="10cm" svg:x2="6.16cm" svg:y2="10.5cm">
          <text:p/>
        </draw:line>
        <draw:line draw:style-name="gr4" draw:text-style-name="P1" draw:layer="layout" svg:x1="8.16cm" svg:y1="10cm" svg:x2="8.16cm" svg:y2="10.5cm">
          <text:p/>
        </draw:line>
        <draw:frame draw:style-name="gr5" draw:text-style-name="P2" draw:layer="layout" svg:width="10.848cm" svg:height="0.899cm" svg:x="3.945cm" svg:y="8.811cm">
          <draw:text-box>
            <text:p><text:span text:style-name="T1">power <text:s text:c="32"/>pc <text:s text:c="13"/>ps</text:span></text:p>
          </draw:text-box>
        </draw:frame>
        <draw:line draw:style-name="gr4" draw:text-style-name="P1" draw:layer="layout" svg:x1="5.168cm" svg:y1="10.005cm" svg:x2="5.168cm" svg:y2="10.505cm">
          <text:p/>
        </draw:line>
        <draw:frame draw:style-name="gr6" draw:text-style-name="P3" draw:layer="layout" svg:width="7.79cm" svg:height="0.64cm" svg:x="2.365cm" svg:y="7.359cm">
          <draw:text-box>
            <text:p><text:span text:style-name="T2">2006 - Pozsár Zsolt - http://www.pozsarzs.hu</text:span></text:p>
          </draw:text-box>
        </draw:frame>
        <draw:custom-shape draw:style-name="gr1" draw:text-style-name="P1" draw:layer="layout" svg:width="13.489cm" svg:height="3cm" svg:x="2.161cm" svg:y="7.0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61cm" svg:y1="8.518cm" svg:x2="2.161cm" svg:y2="8.518cm">
          <text:p/>
        </draw:line>
        <draw:line draw:style-name="gr3" draw:text-style-name="P1" draw:layer="layout" svg:x1="15.672cm" svg:y1="8.518cm" svg:x2="16.172cm" svg:y2="8.518cm">
          <text:p/>
        </draw:line>
        <draw:line draw:style-name="gr4" draw:text-style-name="P1" draw:layer="layout" svg:x1="3.66cm" svg:y1="10cm" svg:x2="3.66cm" svg:y2="10.5cm">
          <text:p/>
        </draw:line>
        <draw:line draw:style-name="gr4" draw:text-style-name="P1" draw:layer="layout" svg:x1="4.466cm" svg:y1="10cm" svg:x2="4.466cm" svg:y2="10.5cm">
          <text:p/>
        </draw:line>
        <draw:line draw:style-name="gr4" draw:text-style-name="P1" draw:layer="layout" svg:x1="9.411cm" svg:y1="10.018cm" svg:x2="9.411cm" svg:y2="10.518cm">
          <text:p/>
        </draw:line>
        <draw:frame draw:style-name="gr5" draw:text-style-name="P2" draw:layer="layout" svg:width="12.634cm" svg:height="0.899cm" svg:x="2.16cm" svg:y="8.811cm">
          <draw:text-box>
            <text:p><text:span text:style-name="T1"><text:s text:c="7"/></text:span><text:span text:style-name="T1">+5V busy EqID0-2 <text:s text:c="17"/>LPT</text:span></text:p>
          </draw:text-box>
        </draw:frame>
        <draw:line draw:style-name="gr4" draw:text-style-name="P1" draw:layer="layout" svg:x1="13.942cm" svg:y1="10cm" svg:x2="13.942cm" svg:y2="10.5cm">
          <text:p/>
        </draw:line>
        <draw:frame draw:style-name="gr6" draw:text-style-name="P3" draw:layer="layout" svg:width="7.79cm" svg:height="0.64cm" svg:x="2.366cm" svg:y="7.359cm">
          <draw:text-box>
            <text:p><text:span text:style-name="T2">2010 - Pozsár Zsolt - http://www.pozsarzs.hu</text:span></text:p>
          </draw:text-box>
        </draw:frame>
        <draw:custom-shape draw:style-name="gr1" draw:text-style-name="P1" draw:layer="layout" svg:width="13.489cm" svg:height="3cm" svg:x="2.171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6cm" svg:y1="4.5cm" svg:x2="2.16cm" svg:y2="4.5cm">
          <text:p/>
        </draw:line>
        <draw:line draw:style-name="gr3" draw:text-style-name="P1" draw:layer="layout" svg:x1="15.671cm" svg:y1="4.5cm" svg:x2="16.171cm" svg:y2="4.5cm">
          <text:p/>
        </draw:line>
        <draw:line draw:style-name="gr4" draw:text-style-name="P1" draw:layer="layout" svg:x1="3.384cm" svg:y1="6.053cm" svg:x2="3.384cm" svg:y2="6.553cm">
          <text:p/>
        </draw:line>
        <draw:line draw:style-name="gr4" draw:text-style-name="P1" draw:layer="layout" svg:x1="5.866cm" svg:y1="6.017cm" svg:x2="5.866cm" svg:y2="6.517cm">
          <text:p/>
        </draw:line>
        <draw:line draw:style-name="gr4" draw:text-style-name="P1" draw:layer="layout" svg:x1="7.377cm" svg:y1="6.018cm" svg:x2="7.377cm" svg:y2="6.518cm">
          <text:p/>
        </draw:line>
        <draw:frame draw:style-name="gr5" draw:text-style-name="P2" draw:layer="layout" svg:width="11.235cm" svg:height="0.899cm" svg:x="3.558cm" svg:y="4.793cm">
          <draw:text-box>
            <text:p><text:span text:style-name="T1">DO0-7 <text:s text:c="15"/>DI0-7 <text:s text:c="14"/>S0-7</text:span></text:p>
          </draw:text-box>
        </draw:frame>
        <draw:line draw:style-name="gr4" draw:text-style-name="P1" draw:layer="layout" svg:x1="9.949cm" svg:y1="6.035cm" svg:x2="9.949cm" svg:y2="6.535cm">
          <text:p/>
        </draw:line>
        <draw:line draw:style-name="gr4" draw:text-style-name="P1" draw:layer="layout" svg:x1="10.951cm" svg:y1="6.001cm" svg:x2="10.951cm" svg:y2="6.501cm">
          <text:p/>
        </draw:line>
        <draw:frame draw:style-name="gr6" draw:text-style-name="P3" draw:layer="layout" svg:width="7.79cm" svg:height="0.64cm" svg:x="2.365cm" svg:y="3.341cm">
          <draw:text-box>
            <text:p><text:span text:style-name="T2">LPTIO</text:span></text:p>
          </draw:text-box>
        </draw:frame>
        <draw:line draw:style-name="gr4" draw:text-style-name="P1" draw:layer="layout" svg:x1="13.889cm" svg:y1="5.966cm" svg:x2="13.889cm" svg:y2="6.466cm">
          <text:p/>
        </draw:line>
        <draw:frame draw:style-name="gr7" draw:layer="layout" svg:width="1.772cm" svg:height="0.963cm" svg:x="17.16cm" svg:y="4.036cm">
          <draw:text-box>
            <text:p>front</text:p>
          </draw:text-box>
        </draw:frame>
        <draw:frame draw:style-name="gr7" draw:layer="layout" svg:width="1.84cm" svg:height="0.963cm" svg:x="17.16cm" svg:y="8.036cm">
          <draw:text-box>
            <text:p>back</text:p>
          </draw:text-box>
        </draw:frame>
        <draw:frame draw:style-name="gr7" draw:layer="layout" svg:width="6.539cm" svg:height="0.963cm" svg:x="8.5cm" svg:y="1.5cm">
          <draw:text-box>
            <text:p>LPTIO front and back</text:p>
          </draw:text-box>
        </draw:frame>
        <draw:line draw:style-name="gr8" draw:text-style-name="P1" draw:layer="layout" svg:x1="11.742cm" svg:y1="4.94cm" svg:x2="12.853cm" svg:y2="4.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15T14:06:06.16</meta:creation-date>
    <dc:date>2010-06-15T20:18:55.52</dc:date>
    <dc:creator>Zsolt Pozsár</dc:creator>
    <meta:editing-duration>PT01H06M31S</meta:editing-duration>
    <meta:editing-cycles>9</meta:editing-cycles>
    <meta:generator>OpenOffice.org/3.0$Win32 OpenOffice.org_project/300m9$Build-9358</meta:generator>
    <meta:document-statistic meta:object-count="33"/>
    <meta:user-defined meta:name="Információ 1"/>
    <meta:user-defined meta:name="Információ 2"/>
    <meta:user-defined meta:name="Információ 3"/>
    <meta:user-defined meta:name="Információ 4"/>
  </office:meta>
</office:document-meta>
</file>